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0035in" fo:line-height="115%" fo:text-align="start" style:justify-single-word="false" style:page-number="auto" fo:break-before="page">
        <style:tab-stops/>
      </style:paragraph-properties>
      <style:text-properties style:font-name="Times New Roman" fo:font-size="12pt" officeooo:paragraph-rsid="000eb075" style:font-size-asian="12pt" style:font-size-complex="12pt"/>
    </style:style>
    <style:style style:name="P2" style:family="paragraph" style:parent-style-name="Normal">
      <style:paragraph-properties fo:margin-left="-0.0035in" fo:line-height="115%" fo:text-align="center" style:justify-single-word="false">
        <style:tab-stops/>
      </style:paragraph-properties>
      <style:text-properties style:font-name="Times New Roman" fo:font-size="12pt" officeooo:paragraph-rsid="000eb075" style:font-size-asian="12pt" style:font-size-complex="12pt"/>
    </style:style>
    <style:style style:name="P3" style:family="paragraph" style:parent-style-name="Normal">
      <style:paragraph-properties fo:margin-left="-0.0035in" fo:margin-top="0in" fo:margin-bottom="0.0071in" style:contextual-spacing="false" fo:line-height="115%" fo:text-align="start" style:justify-single-word="false">
        <style:tab-stops/>
      </style:paragraph-properties>
      <style:text-properties style:font-name="Times New Roman" fo:font-size="12pt" style:font-size-asian="12pt" style:font-size-complex="12pt"/>
    </style:style>
    <style:style style:name="P4" style:family="paragraph" style:parent-style-name="Normal">
      <style:paragraph-properties fo:margin-left="-0.0035in" fo:line-height="115%" fo:text-align="start" style:justify-single-word="false">
        <style:tab-stops/>
      </style:paragraph-properties>
      <style:text-properties style:font-name="Times New Roman" fo:font-size="12pt" style:font-size-asian="12pt" style:font-size-complex="12pt"/>
    </style:style>
    <style:style style:name="P5" style:family="paragraph" style:parent-style-name="Normal" style:list-style-name="L1">
      <style:paragraph-properties fo:margin-top="0in" fo:margin-bottom="0in" style:contextual-spacing="false" fo:line-height="115%" fo:text-align="start" style:justify-single-word="false" fo:text-indent="-0.25in" style:auto-text-indent="false"/>
    </style:style>
    <style:style style:name="P6" style:family="paragraph" style:parent-style-name="Normal">
      <style:paragraph-properties fo:margin-left="0.5071in" fo:line-height="115%" fo:text-align="start" style:justify-single-word="false">
        <style:tab-stops/>
      </style:paragraph-properties>
      <style:text-properties style:font-name="Times New Roman" fo:font-size="12pt" style:font-size-asian="12pt" style:font-size-complex="12pt"/>
    </style:style>
    <style:style style:name="P7" style:family="paragraph" style:parent-style-name="Normal" style:list-style-name="L2">
      <style:paragraph-properties fo:margin-top="0in" fo:margin-bottom="0in" style:contextual-spacing="false" fo:line-height="115%" fo:text-align="start" style:justify-single-word="false" fo:text-indent="-0.25in" style:auto-text-indent="false"/>
      <style:text-properties style:font-name="Times New Roman" fo:font-size="12pt" style:font-size-asian="12pt" style:font-size-complex="12pt"/>
    </style:style>
    <style:style style:name="P8" style:family="paragraph" style:parent-style-name="Normal" style:list-style-name="L2">
      <style:paragraph-properties fo:line-height="115%" fo:text-align="start" style:justify-single-word="false" fo:text-indent="-0.25in" style:auto-text-indent="false"/>
      <style:text-properties style:font-name="Times New Roman" fo:font-size="12pt" style:font-size-asian="12pt" style:font-size-complex="12pt"/>
    </style:style>
    <style:style style:name="P9" style:family="paragraph" style:parent-style-name="Heading_20_1">
      <style:paragraph-properties fo:margin-left="-0.0035in" fo:line-height="115%" fo:text-align="start" style:justify-single-word="false">
        <style:tab-stops/>
      </style:paragraph-properties>
      <style:text-properties style:font-name="Times New Roman" fo:font-size="12pt" style:font-size-asian="12pt" style:font-size-complex="12pt"/>
    </style:style>
    <style:style style:name="P10" style:family="paragraph" style:parent-style-name="Normal" style:list-style-name="L3">
      <style:paragraph-properties fo:margin-right="0.0756in" fo:margin-top="0in" fo:margin-bottom="0in" style:contextual-spacing="false" fo:line-height="115%" fo:text-align="start" style:justify-single-word="false" fo:text-indent="-0.25in" style:auto-text-indent="false"/>
      <style:text-properties officeooo:paragraph-rsid="000eb075"/>
    </style:style>
    <style:style style:name="P11" style:family="paragraph" style:parent-style-name="Normal" style:list-style-name="L3">
      <style:paragraph-properties fo:margin-right="0.0756in" fo:margin-top="0in" fo:margin-bottom="0in" style:contextual-spacing="false" fo:line-height="115%" fo:text-align="start" style:justify-single-word="false" fo:text-indent="-0.25in" style:auto-text-indent="false"/>
      <style:text-properties style:font-name="Times New Roman" fo:font-size="12pt" officeooo:paragraph-rsid="000eb075" style:font-size-asian="12pt" style:font-size-complex="12pt"/>
    </style:style>
    <style:style style:name="P12" style:family="paragraph" style:parent-style-name="Normal" style:list-style-name="L3">
      <style:paragraph-properties fo:margin-right="0.0756in" fo:line-height="115%" fo:text-align="start" style:justify-single-word="false" fo:text-indent="-0.25in" style:auto-text-indent="false"/>
      <style:text-properties style:font-name="Times New Roman" fo:font-size="12pt" style:font-size-asian="12pt" style:font-size-complex="12pt"/>
    </style:style>
    <style:style style:name="P13" style:family="paragraph" style:parent-style-name="Heading_20_1">
      <style:paragraph-properties fo:margin-left="-0.0035in" fo:margin-top="0in" fo:margin-bottom="0.1752in" style:contextual-spacing="false" fo:line-height="115%" fo:text-align="start" style:justify-single-word="false">
        <style:tab-stops/>
      </style:paragraph-properties>
      <style:text-properties style:font-name="Times New Roman" fo:font-size="12pt" style:font-size-asian="12pt" style:font-size-complex="12pt"/>
    </style:style>
    <style:style style:name="P14" style:family="paragraph" style:parent-style-name="Normal">
      <style:paragraph-properties fo:margin-left="-0.0035in" fo:margin-top="0in" fo:margin-bottom="0in" style:contextual-spacing="false" fo:line-height="115%" fo:text-align="start" style:justify-single-word="false">
        <style:tab-stops/>
      </style:paragraph-properties>
    </style:style>
    <style:style style:name="P15" style:family="paragraph" style:parent-style-name="Normal" style:list-style-name="L4">
      <style:paragraph-properties fo:margin-top="0in" fo:margin-bottom="0in" style:contextual-spacing="false" fo:line-height="115%" fo:text-align="start" style:justify-single-word="false" fo:text-indent="-0.25in" style:auto-text-indent="false"/>
      <style:text-properties style:font-name="Times New Roman" fo:font-size="12pt" style:font-size-asian="12pt" style:font-size-complex="12pt"/>
    </style:style>
    <style:style style:name="P16" style:family="paragraph" style:parent-style-name="Normal" style:list-style-name="L4">
      <style:paragraph-properties fo:line-height="115%" fo:text-align="start" style:justify-single-word="false" fo:text-indent="-0.25in" style:auto-text-indent="false"/>
      <style:text-properties style:font-name="Times New Roman" fo:font-size="12pt" style:font-size-asian="12pt" style:font-size-complex="12pt"/>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name-asian="Calibri" style:font-size-asian="12pt" style:font-name-complex="Calibri" style:font-size-complex="12pt"/>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2LVL3" loext:num-list-format="%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2LVL4" loext:num-list-format="%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2LVL5" loext:num-list-format="%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2LVL6" loext:num-list-format="%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2LVL7" loext:num-list-format="%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2LVL8" loext:num-list-format="%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2LVL9" loext:num-list-format="%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118 Project</text:p>
      <text:p text:style-name="P2">Crime &amp; Income in Chicago</text:p>
      <text:p text:style-name="P3">For this project, I will be studying the correlation between poverty and violent criminal activity in </text:p>
      <text:p text:style-name="P4">ZIP codes across the city of Chicago during 2019. To this end, I have obtained data from the Chicago Police Department on every crime committed in that year (which will be further filtered down to only violent crime), as well as federal tax return data from the Internal Revenue Service (which currently contains data on the state of Illinois but will obviously be filtered down to ZIP codes in Chicago).</text:p>
      <text:p text:style-name="P4">The dataset consists of two primary sources:</text:p>
      <text:list text:style-name="L1">
        <text:list-item>
          <text:p text:style-name="P5"><text:span text:style-name="Default_20_Paragraph_20_Font"><text:span text:style-name="T1">Chicago Police Department Crime Data (2019)</text:span></text:span><text:span text:style-name="T2">: This dataset provides detailed information on crimes reported within the city of Chicago, including the type of crime, location, date, and time. For this project, I will be narrowing the scope to only violent crimes, such as homicides, assaults, robberies, and sexual offenses.</text:span></text:p>
        </text:list-item>
        <text:list-item>
          <text:p text:style-name="P5"><text:span text:style-name="Default_20_Paragraph_20_Font"><text:span text:style-name="T1">IRS Federal Tax Return Data (2019)</text:span></text:span><text:span text:style-name="T2">: This dataset contains information on income and poverty indicators collected from federal tax filings. I will filter this dataset to include only ZIP codes within Chicago to obtain average income levels and poverty rates for each area. </text:span></text:p>
        </text:list-item>
      </text:list>
      <text:p text:style-name="P6">An issue that may arise is that the actual income is sorted into buckets by Adjusted Gross Income, though other markers are present deeper in the data, so a comparable measure of central tendency will need to be determined during analysis.</text:p>
      <text:p text:style-name="P4">The data was collected to monitor crime patterns and understand socioeconomic trends within the city. The researchers’ goal in collecting these datasets was to analyze public safety, identify crime hotspots, and observe economic disparities.</text:p>
      <text:list text:style-name="L2">
        <text:list-item>
          <text:p text:style-name="P7">The crime data is collected through police reports, making it an example of a retrospective observational study, as it analyzes events that have already occurred.</text:p>
        </text:list-item>
        <text:list-item>
          <text:p text:style-name="P8">The IRS data is collected for tax and economic reporting purposes and is also part of a retrospective observational study since it involves reviewing financial information from a past period.</text:p>
        </text:list-item>
      </text:list>
      <text:h text:style-name="P9" text:outline-level="1">Variables and Observations</text:h>
      <text:list text:style-name="L3">
        <text:list-item>
          <text:p text:style-name="P10"><text:span text:style-name="T2">In total, the combined dataset contains multiple variables. Here are a few key examples: </text:span><text:span text:style-name="Default_20_Paragraph_20_Font"><text:span text:style-name="T3">◦ </text:span></text:span><text:span text:style-name="T2">From Crime Data: Date, time, type of violent crime, ZIP code, and arrest status</text:span></text:p>
        </text:list-item>
        <text:list-item>
          <text:p text:style-name="P11">From IRS Data: ZIP code, buckets of Adjusted Gross Income (AGI), poverty rate, and number of tax returns filed.</text:p>
        </text:list-item>
        <text:list-item>
          <text:p text:style-name="P12">The total number of observations (rows) in the dataset will depend on the number of recorded violent crimes and ZIP codes in Chicago. The IRS dataset will include one row per AGI bucket per ZIP code, while the crime data will include one row for each reported crime incident.</text:p>
        </text:list-item>
      </text:list>
      <text:h text:style-name="P13" text:outline-level="1"><text:soft-page-break/>Sampling Process and Potential Bias</text:h>
      <text:p text:style-name="P4">The crime data represents all reported violent crimes during 2019, meaning it is a complete census of recorded incidents, not a sample. However, it could still be subject to reporting bias, as some crimes may go unreported.</text:p>
      <text:p text:style-name="P4">The IRS data, on the other hand, represents all federal tax returns filed for that year, which makes it a comprehensive dataset for income-related metrics. Nevertheless, it may underrepresent lowincome individuals who do not file tax returns, potentially introducing selection bias in the poverty estimates.</text:p>
      <text:p text:style-name="P14"><text:span text:style-name="Default_20_Paragraph_20_Font"><text:span text:style-name="T1">Is the Sample Biased or Unbiased?</text:span></text:span></text:p>
      <text:p text:style-name="P4">Overall, this dataset offers a broad and mostly unbiased representation of crime and income levels within Chicago for the year 2019. However, the following potential biases should be considered:</text:p>
      <text:list text:style-name="L4">
        <text:list-item>
          <text:p text:style-name="P15">Crime Data Bias: Underreporting of certain types of violent crime, such as domestic violence or assaults in underserved communities, could skew results.</text:p>
        </text:list-item>
        <text:list-item>
          <text:p text:style-name="P16">Income Data Bias: Tax return data may not fully capture the lowest-income residents or undocumented populations who are less likely to file returns.</text:p>
        </text:list-item>
      </text:list>
      <text:p text:style-name="P4">Despite these limitations, the dataset provides a strong foundation for analysis, and crossreferencing both datasets by ZIP code will offer valuable insights into the relationship between poverty and violent crime in Chicag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chapter">
      <style:paragraph-properties fo:margin-left="0.0071in" fo:margin-top="0in" fo:margin-bottom="0in" style:contextual-spacing="false" fo:keep-together="always" fo:hyphenation-ladder-count="no-limit" fo:hyphenation-keep="auto" loext:hyphenation-keep-type="column" fo:text-indent="-0.0071in" style:auto-text-indent="false" fo:keep-with-next="always">
        <style:tab-stops/>
      </style:paragraph-properties>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left="0.0071in" fo:margin-top="0in" fo:margin-bottom="0.1835in" style:contextual-spacing="false" fo:line-height="103%" fo:hyphenation-ladder-count="no-limit" fo:hyphenation-keep="auto" loext:hyphenation-keep-type="column" fo:text-indent="-0.0071in"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945in" fo:margin-bottom="0.939in" fo:margin-left="0.789in" fo:margin-right="0.838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
    <dc:subject/>
    <meta:initial-creator>word2</meta:initial-creator>
    <dc:creator>Raohael Bitton</dc:creator>
    <meta:creation-date>2025-03-08T19:58:00Z</meta:creation-date>
    <dc:date>2025-03-08T14:00:36.813983646</dc:date>
    <meta:editing-cycles>3</meta:editing-cycles>
    <meta:editing-duration>PT1M4S</meta:editing-duration>
    <meta:document-statistic meta:table-count="0" meta:image-count="0" meta:object-count="0" meta:page-count="2" meta:paragraph-count="23" meta:word-count="631" meta:character-count="3928" meta:non-whitespace-character-count="3327"/>
    <meta:template xlink:type="simple" xlink:actuate="onRequest" xlink:title="" xlink:href="../../../../Downloads/annotated-Intro.odt/Normal"/>
  </office:meta>
</office:document-meta>
</file>